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imes New Roman" svg:font-family="'Times New Roman'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ES"/>
    </style:style>
    <style:style style:name="P2" style:family="paragraph" style:parent-style-name="Standard">
      <style:paragraph-properties fo:text-align="justify" style:justify-single-word="false"/>
      <style:text-properties fo:language="es" fo:country="ES" fo:font-weight="bold" style:font-weight-asian="bold"/>
    </style:style>
    <style:style style:name="P3" style:family="paragraph" style:parent-style-name="Standard">
      <style:paragraph-properties fo:text-align="justify" style:justify-single-word="false"/>
      <style:text-properties fo:language="es" fo:country="ES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fo:color="#808080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808080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808080"/>
    </style:style>
    <style:style style:name="P8" style:family="paragraph" style:parent-style-name="Standard">
      <style:paragraph-properties fo:text-align="justify" style:justify-single-word="false"/>
      <style:text-properties fo:color="#808080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 style:list-style-name="WW8Num2">
      <style:paragraph-properties fo:text-align="justify" style:justify-single-word="false"/>
      <style:text-properties fo:color="#808080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808080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808080" fo:font-size="12pt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color="#000000"/>
    </style:style>
    <style:style style:name="P13" style:family="paragraph" style:parent-style-name="Standard">
      <style:paragraph-properties fo:text-align="justify" style:justify-single-word="false"/>
      <style:text-properties fo:language="bg" fo:country="BG"/>
    </style:style>
    <style:style style:name="P14" style:family="paragraph" style:parent-style-name="Standard">
      <style:paragraph-properties fo:text-align="justify" style:justify-single-word="false"/>
      <style:text-properties fo:language="en" fo:country="US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fo:font-size="12pt" fo:language="en" fo:country="US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fo:font-size="12pt" fo:language="bg" fo:country="BG" style:font-size-asian="12pt" style:font-size-complex="12pt"/>
    </style:style>
    <style:style style:name="P20" style:family="paragraph" style:parent-style-name="Standard">
      <style:paragraph-properties fo:margin-left="0cm" fo:margin-right="0cm" fo:text-indent="1.27cm" style:auto-text-indent="false"/>
    </style:style>
    <style:style style:name="P21" style:family="paragraph" style:parent-style-name="Standard">
      <style:paragraph-properties fo:margin-top="0cm" fo:margin-bottom="1.101cm" loext:contextual-spacing="false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/>
      <style:text-properties fo:color="#000000" fo:font-size="12pt" fo:background-color="#ffffff" style:font-size-asian="12pt" style:font-size-complex="12pt"/>
    </style:style>
    <style:style style:name="P23" style:family="paragraph" style:parent-style-name="Standard" style:master-page-name="Standard">
      <style:paragraph-properties style:page-number="1"/>
    </style:style>
    <style:style style:name="P24" style:family="paragraph" style:parent-style-name="Heading">
      <style:paragraph-properties fo:text-align="center" style:justify-single-word="false"/>
      <style:text-properties fo:font-size="24pt" fo:language="es" fo:country="ES" fo:font-weight="bold" style:font-size-asian="24pt" style:font-weight-asian="bold" style:font-size-complex="24pt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language="bg" fo:country="BG"/>
    </style:style>
    <style:style style:name="T3" style:family="text">
      <style:text-properties fo:language="bg" fo:country="BG" style:font-name-asian="Times New Roman"/>
    </style:style>
    <style:style style:name="T4" style:family="text">
      <style:text-properties fo:language="bg" fo:country="BG" fo:font-weight="bold" style:font-weight-asian="bold"/>
    </style:style>
    <style:style style:name="T5" style:family="text">
      <style:text-properties fo:language="es" fo:country="ES"/>
    </style:style>
    <style:style style:name="T6" style:family="text">
      <style:text-properties fo:language="es" fo:country="ES" fo:font-weight="bold" style:font-weight-asian="bold"/>
    </style:style>
    <style:style style:name="T7" style:family="text">
      <style:text-properties fo:language="es" fo:country="ES"/>
    </style:style>
    <style:style style:name="T8" style:family="text">
      <style:text-properties fo:font-size="10pt" fo:language="es" fo:country="ES" fo:font-weight="bold" style:font-size-asian="10pt" style:font-weight-asian="bold" style:font-size-complex="10pt"/>
    </style:style>
    <style:style style:name="T9" style:family="text"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T10" style:family="text">
      <style:text-properties fo:language="en" fo:country="US"/>
    </style:style>
    <style:style style:name="T11" style:family="text">
      <style:text-properties fo:language="en" fo:country="US"/>
    </style:style>
    <style:style style:name="T12" style:family="text">
      <style:text-properties fo:color="#808080"/>
    </style:style>
    <style:style style:name="T13" style:family="text">
      <style:text-properties fo:color="#808080" style:font-weight-complex="bold"/>
    </style:style>
    <style:style style:name="T14" style:family="text">
      <style:text-properties style:font-weight-complex="bold"/>
    </style:style>
    <style:style style:name="T15" style:family="text">
      <style:text-properties fo:color="#000000"/>
    </style:style>
    <style:style style:name="T16" style:family="text">
      <style:text-properties fo:font-size="14pt" fo:language="es" fo:country="ES" fo:font-weight="bold" style:font-size-asian="14pt" style:font-weight-asian="bold" style:font-size-complex="14pt" style:font-weight-complex="bold"/>
    </style:style>
    <style:style style:name="T17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18" style:family="text">
      <style:text-properties fo:language="en" fo:country="GB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fo:language="en" fo:country="US" style:font-size-asian="12pt" style:font-size-complex="12pt"/>
    </style:style>
    <style:style style:name="T21" style:family="text">
      <style:text-properties fo:font-size="12pt" fo:language="en" fo:country="US" style:font-size-asian="12pt" style:font-size-complex="12pt"/>
    </style:style>
    <style:style style:name="T22" style:family="text">
      <style:text-properties fo:font-size="12pt" fo:language="bg" fo:country="BG" style:font-size-asian="12pt" style:font-size-complex="12pt"/>
    </style:style>
    <style:style style:name="T23" style:family="text">
      <style:text-properties fo:font-size="12pt" fo:language="en" fo:country="GB" style:font-size-asian="12pt" style:font-size-complex="12pt"/>
    </style:style>
    <style:style style:name="T24" style:family="text">
      <style:text-properties fo:font-size="12pt" fo:language="es" fo:country="ES" style:font-size-asian="12pt" style:font-size-complex="12pt"/>
    </style:style>
    <style:style style:name="T25" style:family="text">
      <style:text-properties fo:font-size="12pt" fo:language="es" fo:country="ES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1">Имена: </text:span><text:span text:style-name="T2">Мирослав Статков</text:span></text:p>
      <text:p text:style-name="P20"><text:span text:style-name="T3"><text:s/></text:span><text:span text:style-name="T2">Недялко Георгиев</text:span></text:p>
      <text:p text:style-name="Standard"><text:span text:style-name="T1">Дата: 201</text:span><text:span text:style-name="T4">8</text:span><text:span text:style-name="T1">-0</text:span><text:span text:style-name="T4">4</text:span><text:span text:style-name="T1">-</text:span><text:span text:style-name="T4">13</text:span><text:span text:style-name="T1"><text:tab/><text:tab/><text:tab/><text:tab/></text:span><text:span text:style-name="T4"> <text:s text:c="6"/></text:span><text:span text:style-name="T1">Предмет: </text:span><text:span text:style-name="T6">Java OOP </text:span><text:span text:style-name="T1"><text:tab/></text:span></text:p>
      <text:p text:style-name="P21"><text:span text:style-name="T1">имейл: </text:span><text:a xlink:type="simple" xlink:href="mailto:miroslav.statkov@gmail.com" text:style-name="Internet_20_link" text:visited-style-name="Visited_20_Internet_20_Link"><text:span text:style-name="Internet_20_link"><text:span text:style-name="T9">miroslav.statkov@gmail.com</text:span></text:span></text:a><text:span text:style-name="T1"><text:tab/><text:tab/>GitHub: </text:span><text:a xlink:type="simple" xlink:href="https://github.com/MiroslavStatkov" text:style-name="Internet_20_link" text:visited-style-name="Visited_20_Internet_20_Link"><text:span text:style-name="Internet_20_link"><text:span text:style-name="T1">https://github.com/MiroslavStatkov</text:span></text:span></text:a><text:span text:style-name="T6"> </text:span><text:span text:style-name="T4"><text:tab/><text:tab/></text:span><text:span text:style-name="T6"> <text:s text:c="2"/></text:span><text:a xlink:type="simple" xlink:href="mailto:nedlod@abv.bg" text:style-name="Internet_20_link" text:visited-style-name="Visited_20_Internet_20_Link"><text:span text:style-name="Internet_20_link"><text:span text:style-name="T6">nedlod</text:span></text:span></text:a><text:a xlink:type="simple" xlink:href="mailto:nedlod@abv.bg" text:style-name="Internet_20_link" text:visited-style-name="Visited_20_Internet_20_Link"><text:span text:style-name="Internet_20_link"><text:span text:style-name="T9">@</text:span></text:span></text:a><text:a xlink:type="simple" xlink:href="mailto:nedlod@abv.bg" text:style-name="Internet_20_link" text:visited-style-name="Visited_20_Internet_20_Link"><text:span text:style-name="Internet_20_link"><text:span text:style-name="T8">abv.bg</text:span></text:span></text:a><text:span text:style-name="T4"> <text:s text:c="24"/><text:tab/><text:tab/><text:tab/> </text:span><text:a xlink:type="simple" xlink:href="https://github.com/nedlod" text:style-name="Internet_20_link" text:visited-style-name="Visited_20_Internet_20_Link"><text:span text:style-name="Internet_20_link"><text:span text:style-name="T6">https://github.com/nedlod</text:span></text:span></text:a></text:p>
      <text:p text:style-name="P2"/>
      <text:p text:style-name="P2"/>
      <text:p text:style-name="P24">BrickBreaker Game</text:p>
      <text:p text:style-name="P1"/>
      <text:p text:style-name="P8">1. Условие</text:p>
      <text:p text:style-name="P5"/>
      <text:p text:style-name="P16">Brick Breaker е <text:span text:style-name="T2">игра</text:span>, в ко<text:span text:style-name="T2">ч</text:span>то играчът трябва да разбие стената от тухли, като отклони една подскачаща топка с <text:span text:style-name="T2">хилка</text:span>. <text:span text:style-name="T2">Хилката</text:span> може да се движи хоризонтално и да се контролира с помощта на <text:span text:style-name="T2"><text:s/>стрелките наляво и надясно на клавиатурата</text:span>. Когато всички тухли <text:span text:style-name="T2">бъдат</text:span> унищожени, играчът <text:span text:style-name="T2">побеждава</text:span>.</text:p>
      <text:p text:style-name="P4"/>
      <text:p text:style-name="P8">2. Въведение</text:p>
      <text:p text:style-name="P5"/>
      <text:p text:style-name="P16">Приложението е реализирано на платформата <text:span text:style-name="T10">Java</text:span>.</text:p>
      <text:p text:style-name="P4"/>
      <text:p text:style-name="P8">3. Теория</text:p>
      <text:p text:style-name="P5"/>
      <text:p text:style-name="P16">Визуалните елементи, както и самият алгоритъм работещ под <text:span text:style-name="T10">Java </text:span>са реализирани с помощта на софтуера<text:span text:style-name="T2"> </text:span><text:span text:style-name="T10">IntelliJ IDEA – </text:span>многоезична среда за разработване на софтуер, която включва интегрирана среда за разработка (IDE) и плъгин система.</text:p>
      <text:p text:style-name="P4"/>
      <text:list xml:id="list1477235045" text:style-name="WW8Num2">
        <text:list-item>
          <text:p text:style-name="P9">Използвани технологии</text:p>
        </text:list-item>
      </text:list>
      <text:p text:style-name="P8"><text:span text:style-name="T13"/></text:p>
      <text:p text:style-name="P22">Играта е разбработена въз основа принципите на ООП. Изграден е графичен интефейс (GUI) чрез използването на SWING.</text:p>
      <text:p text:style-name="P12"/>
      <text:p text:style-name="P8">5. Инсталация и настройки</text:p>
      <text:p text:style-name="P5"/>
      <text:p text:style-name="P4"><text:span text:style-name="T19">Трябва да имате инсталирана </text:span><text:span text:style-name="T20">Java </text:span><text:span text:style-name="T19">на компютъра си, която може да изтеглите от тук: </text:span><text:a xlink:type="simple" xlink:href="https://java.com/en/download/" text:style-name="Internet_20_link" text:visited-style-name="Visited_20_Internet_20_Link"><text:span text:style-name="Internet_20_link"><text:span text:style-name="T19">https://java.com/en/download/</text:span></text:span></text:a><text:span text:style-name="T20"> </text:span><text:span text:style-name="T24">.</text:span></text:p>
      <text:p text:style-name="P4"/>
      <text:p text:style-name="P8">6. Кратко ръководство на потребителя</text:p>
      <text:p text:style-name="P5"/>
      <text:p text:style-name="P16"><text:span text:style-name="T2">При стартиране</text:span> програмата, <text:span text:style-name="T2">най- отгоре е</text:span> визуалн<text:span text:style-name="T2">ото меню</text:span>.<text:span text:style-name="T10"> </text:span>От него може да избере<text:span text:style-name="T5"> </text:span><text:span text:style-name="T2">опция, за рестартиране на играта, пауза, изключване на паузата, изход, за включване и изключване на звука и информация за играта.</text:span></text:p>
      <text:p text:style-name="P7"/>
      <text:p text:style-name="P7"/>
      <text:p text:style-name="P7"/>
      <text:p text:style-name="P7"/>
      <text:p text:style-name="P8"><text:soft-page-break/>7. Примерни данни</text:p>
      <text:p text:style-name="P5"/>
      <text:p text:style-name="P16"><text:span text:style-name="T2">След като стартирате играта, със стрелките на клавиатурата управлявате движението на хилката. Целта е да разбиете всички тухлички на стената, като се стремите да отбивате топчето. При натискане на клавиш Р можете да спирате на пауза. С натискане на </text:span><text:span text:style-name="T5">R </text:span><text:span text:style-name="T2">играта продължава.</text:span></text:p>
      <text:p text:style-name="P13"/>
      <text:p text:style-name="P13"/>
      <text:p text:style-name="P8">8. Описание на програмния код</text:p>
      <text:p text:style-name="P5"/>
      <text:p text:style-name="P16"><text:span text:style-name="T12">Приложението е разделно на четири пакета. Пакет отговарящ за логиката, за графичния интерфейс, за ресурсите и стартиращия пакет, който държи </text:span><text:span text:style-name="T15">main метода</text:span></text:p>
      <text:p text:style-name="P16">Някои от по-важните класове в програмата са:</text:p>
      <text:p text:style-name="P4"/>
      <text:p text:style-name="P4"><text:span text:style-name="T16">Board</text:span><text:span text:style-name="T5"> - </text:span><text:span text:style-name="T22">Отговарящ за структурата на елементите в играта. Спада към графичния дизайн, взима размерите от класа </text:span><text:span text:style-name="T20">Piece</text:span><text:span text:style-name="T22">, </text:span><text:span text:style-name="T23">Paddle </text:span><text:span text:style-name="T22">и </text:span><text:span text:style-name="T20">Ball</text:span><text:span text:style-name="T22"> отговаря за рисуването и оцветяването на елементите в играта, разположението на тухлите и хилката, фона, както и за крайния резултат от играта, като извежда диалогови прозорци за поздравления или край на играта.</text:span></text:p>
      <text:p text:style-name="P13"/>
      <text:p text:style-name="P4"><text:span text:style-name="T16">BrickBreakerGame</text:span><text:span text:style-name="T5"> – </text:span><text:span text:style-name="T22">Отговаря за връзката с елементите в играта, графичната част на менюто и свързването му с логическа част, която отговаря за действията. Свързването на бутоните за управление на хилката, </text:span><text:span text:style-name="T20">pause </text:span><text:span text:style-name="T22">и</text:span><text:span text:style-name="T20"> </text:span><text:span text:style-name="T22">resuмe. Управлява музиката, визуализира </text:span><text:span text:style-name="T20">score </text:span><text:span text:style-name="T22">и </text:span><text:span text:style-name="T20">lives. </text:span><text:span text:style-name="T22">Извежда диалоговия прозорец за изход.</text:span></text:p>
      <text:p text:style-name="P13"/>
      <text:p text:style-name="P4"><text:span text:style-name="T16">Music</text:span><text:span text:style-name="T5"> – <text:s/></text:span><text:span text:style-name="T24">З</text:span><text:span text:style-name="T22">арежда музикалния файл от ресурсите на играта.</text:span></text:p>
      <text:p text:style-name="P3"/>
      <text:p text:style-name="P4"><text:span text:style-name="T16">Paddle</text:span><text:span text:style-name="T5"> - </text:span><text:span text:style-name="T22">Съдържа код, който структурира дейноста на хилката. Задава отместването и посоките на ляво и на дясно и позицията спрямо ширината и височината на </text:span><text:span text:style-name="T20">Board.</text:span><text:span text:style-name="T22"> </text:span></text:p>
      <text:p text:style-name="P13"/>
      <text:p text:style-name="P4"><text:span text:style-name="T17">Piece</text:span><text:span text:style-name="T10"> – </text:span><text:span text:style-name="T22">Отговаря за размера, позицията и цвета на тухлите, върнати от </text:span><text:span text:style-name="T23">Board</text:span><text:span text:style-name="T18">.</text:span></text:p>
      <text:p text:style-name="P13"/>
      <text:p text:style-name="P4"><text:span text:style-name="T16">Ball</text:span><text:span text:style-name="T5"> - </text:span><text:span text:style-name="T22">Клас спадащ към логическата структура на играта, който отговаря за цялостното поведение на топчето</text:span><text:span text:style-name="T20"> </text:span><text:span text:style-name="T22">спрямо останалите елементи в играта.</text:span></text:p>
      <text:p text:style-name="P3"/>
      <text:p text:style-name="P3"/>
      <text:p text:style-name="P8">9. Приноси на курсистите, ограничения и възможности за бъдещо разширение</text:p>
      <text:p text:style-name="P7"/>
      <text:p text:style-name="P16"><text:span text:style-name="T2">Играта </text:span>е <text:span text:style-name="T2">тип аркадна, реализирана през 1976 от </text:span><text:span text:style-name="T5">Atari, Inc. </text:span><text:span text:style-name="T2">Направата и позволява тя да бъде допълвана и развивана по много начини, довела до милиони фенове по цял свят. Основната ни цел на при разработването на играта</text:span><text:span text:style-name="T5"> </text:span><text:span text:style-name="T2">като курсисти, е да се запознаем и усъвършенстваме в Обектно ориентираното програмиране в </text:span><text:span text:style-name="T5">Java.</text:span><text:span text:style-name="T2"> </text:span></text:p>
      <text:p text:style-name="P19">Може да се измислят по - добри алгоритми за подобряване на програмата, добавяне на нива, различни мелодии, бонуси, наказания и т.н.</text:p>
      <text:p text:style-name="P19">Приятна игра.</text:p>
      <text:p text:style-name="P13"/>
      <text:p text:style-name="P8">10. Използвани източници</text:p>
      <text:p text:style-name="P7"><text:soft-page-break/></text:p>
      <text:p text:style-name="P16"><text:span text:style-name="T12">Learn Java GUI Applications – 8th Edition Philip Conrod &amp; Lou Tylee</text:span></text:p>
      <text:p text:style-name="P11"/>
      <text:p text:style-name="P4"><text:a xlink:type="simple" xlink:href="http://www.java2s.com/Tutorials/Java/Java_Swing/0400__Java_Swing_JFrame.htm" text:style-name="Internet_20_link" text:visited-style-name="Visited_20_Internet_20_Link"><text:span text:style-name="Internet_20_link"><text:span text:style-name="T20">http://www.java2s.com/Tutorials/Java/Java_Swing/0400__Java_Swing_JFrame.htm</text:span></text:span></text:a></text:p>
      <text:p text:style-name="P18"/>
      <text:p text:style-name="P4"><text:a xlink:type="simple" xlink:href="https://stackoverflow.com/questions/37494416/brick-breaker-brick-color" text:style-name="Internet_20_link" text:visited-style-name="Visited_20_Internet_20_Link"><text:span text:style-name="Internet_20_link"><text:span text:style-name="T20">https://stackoverflow.com/questions/37494416/brick-breaker-brick-color</text:span></text:span></text:a></text:p>
      <text:p text:style-name="P18"/>
      <text:p text:style-name="P4"><text:a xlink:type="simple" xlink:href="https://www.youtube.com/watch?v=10F4iOqEcUc&amp;list=PLn6h3KPOiM-G_pVX6ju6iBLnT0yvZTAHq" text:style-name="Internet_20_link" text:visited-style-name="Visited_20_Internet_20_Link"><text:span text:style-name="Internet_20_link"><text:span text:style-name="T20">https://www.youtube.com/watch?v=10F4iOqEcUc&amp;list=PLn6h3KPOiM-G_pVX6ju6iBLnT0yvZTAHq</text:span></text:span></text:a></text:p>
      <text:p text:style-name="P18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ebuchet MS" svg:font-family="'Trebuchet MS'"/>
    <style:font-face style:name="Times New Roman" svg:font-family="'Times New Roman'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bg" fo:country="BG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bg" fo:country="BG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fo:font-size="10pt" style:font-name-asian="Times New Roman" style:font-family-asian="'Times New Roman'" style:font-family-generic-asian="roman" style:font-size-asian="10pt" style:language-asian="hi" style:country-asian="IN" style:font-name-complex="Times New Roman" style:font-family-complex="'Times New Roman'" style:font-family-generic-complex="roman" style:font-size-complex="10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Standard" style:class="text">
      <style:paragraph-properties fo:margin-top="0cm" fo:margin-bottom="0cm" loext:contextual-spacing="false" fo:keep-together="always" fo:keep-with-next="always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style:line-height-at-least="0.176cm" fo:keep-together="always" fo:keep-with-next="always">
        <style:tab-stops>
          <style:tab-stop style:position="0cm"/>
        </style:tab-stops>
      </style:paragraph-properties>
      <style:text-properties style:font-name="Arial" fo:font-family="Arial" style:font-family-generic="swiss" fo:font-size="16pt" fo:font-style="normal" fo:font-weight="bold" style:letter-kerning="true" style:font-size-asian="16pt" style:font-style-asian="normal" style:font-weight-asian="bold" style:font-name-complex="Arial" style:font-family-complex="Arial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style:line-height-at-least="0.176cm" fo:keep-together="always" fo:keep-with-next="always">
        <style:tab-stops>
          <style:tab-stop style:position="0cm"/>
        </style:tab-stops>
      </style:paragraph-properties>
      <style:text-properties style:font-name="Arial" fo:font-family="Arial" style:font-family-generic="swiss" fo:font-size="14pt" fo:font-style="italic" fo:font-weight="bold" style:font-size-asian="14pt" style:font-style-asian="italic" style:font-weight-asian="bold" style:font-name-complex="Arial" style:font-family-complex="Arial" style:font-family-generic-complex="swis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style:line-height-at-least="0.176cm" fo:keep-together="always" fo:keep-with-next="always">
        <style:tab-stops>
          <style:tab-stop style:position="0cm"/>
        </style:tab-stops>
      </style:paragraph-properties>
      <style:text-properties style:font-name="Arial" fo:font-family="Arial" style:font-family-generic="swiss" fo:font-size="13pt" fo:font-weight="bold" style:font-size-asian="13pt" style:font-weight-asian="bold" style:font-name-complex="Arial" style:font-family-complex="Arial" style:font-family-generic-complex="swis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style:line-height-at-least="0.176cm" fo:keep-together="always" fo:keep-with-next="always">
        <style:tab-stops>
          <style:tab-stop style:position="0cm"/>
        </style:tab-stops>
      </style:paragraph-properties>
      <style:text-properties style:font-name="Times New Roman" fo:font-family="'Times New Roman'" style:font-family-generic="roman" fo:font-size="14pt" fo:font-weight="bold" style:font-size-asian="14pt" style:font-weight-asian="bold" style:font-name-complex="Times New Roman" style:font-family-complex="'Times New Roman'" style:font-family-generic-complex="roman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 style:line-height-at-least="0.176cm" fo:keep-together="always" fo:keep-with-next="always">
        <style:tab-stops>
          <style:tab-stop style:position="0cm"/>
        </style:tab-stops>
      </style:paragraph-properties>
      <style:text-properties fo:font-size="13pt" fo:font-style="italic" fo:font-weight="bold" style:font-size-asian="13pt" style:font-style-asian="italic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 style:line-height-at-least="0.176cm" fo:keep-together="always" fo:keep-with-next="always">
        <style:tab-stops>
          <style:tab-stop style:position="0cm"/>
        </style:tab-stops>
      </style:paragraph-properties>
      <style:text-properties style:font-name="Times New Roman" fo:font-family="'Times New Roman'" style:font-family-generic="roman" fo:font-size="11pt" fo:font-weight="bold" style:font-size-asian="11pt" style:font-weight-asian="bold" style:font-name-complex="Times New Roman" style:font-family-complex="'Times New Roman'" style:font-family-generic-complex="roman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 style:line-height-at-least="0.176cm" fo:keep-together="always" fo:keep-with-next="always">
        <style:tab-stops>
          <style:tab-stop style:position="0cm"/>
        </style:tab-stops>
      </style:paragraph-properties>
      <style:text-properties fo:font-size="12pt" fo:font-weight="normal" style:font-size-asian="12pt" style:font-weight-asian="normal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 style:line-height-at-least="0.176cm" fo:keep-together="always" fo:keep-with-next="always">
        <style:tab-stops>
          <style:tab-stop style:position="0cm"/>
        </style:tab-stops>
      </style:paragraph-properties>
      <style:text-properties style:font-name="Times New Roman" fo:font-family="'Times New Roman'" style:font-family-generic="roman" fo:font-size="12pt" fo:font-style="italic" style:font-size-asian="12pt" style:font-style-asian="italic" style:font-name-complex="Times New Roman" style:font-family-complex="'Times New Roman'" style:font-family-generic-complex="roman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 style:line-height-at-least="0.176cm" fo:keep-together="always" fo:keep-with-next="always">
        <style:tab-stops>
          <style:tab-stop style:position="0cm"/>
        </style:tab-stops>
      </style:paragraph-properties>
      <style:text-properties style:font-name="Arial" fo:font-family="Arial" style:font-family-generic="swiss" fo:font-size="11pt" style:font-size-asian="11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/>
    <style:style style:name="Caption_20_Char_20_Char" style:display-name="Caption Char Char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Footer" style:family="paragraph" style:parent-style-name="Standard" style:class="extra">
      <style:paragraph-properties fo:text-align="start" style:justify-single-word="fals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Default_20_Paragraph_20_Font_20_Char" style:display-name="Default Paragraph Font Char" style:family="text"/>
    <style:style style:name="Internet_20_link" style:display-name="Internet link" style:family="text" style:parent-style-name="Default_20_Paragraph_20_Font_20_Char">
      <style:text-properties fo:color="#00808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 text:start-value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45" style:layout-grid-base-height="0.506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РРјРµРЅР°: РњРёСЂРѕСЃР»Р°РІ РЎС‚Р°С‚РєРѕРІ</dc:title>
    <meta:initial-creator>asus</meta:initial-creator>
    <meta:creation-date>2010-05-06T17:11:00</meta:creation-date>
    <dc:date>2018-04-13T21:32:16.326000000</dc:date>
    <meta:editing-cycles>5</meta:editing-cycles>
    <meta:editing-duration>PT53S</meta:editing-duration>
    <meta:document-statistic meta:table-count="0" meta:image-count="0" meta:object-count="0" meta:page-count="3" meta:paragraph-count="37" meta:word-count="530" meta:character-count="3812" meta:non-whitespace-character-count="3264"/>
    <meta:generator>LibreOffice/5.3.7.2$Windows_X86_64 LibreOffice_project/6b8ed514a9f8b44d37a1b96673cbbdd077e24059</meta:generator>
    <meta:user-defined meta:name="KSOProductBuildVer">1033-8.1.0.3385</meta:user-defined>
  </office:meta>
</office:document-meta>
</file>